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032BC056E52D325D.png" manifest:media-type="image/png"/>
  <manifest:file-entry manifest:full-path="Pictures/1000099E00000DE200000DE29B83FC9659A995F6.svg" manifest:media-type="image/svg+xml"/>
  <manifest:file-entry manifest:full-path="Pictures/100000010000009700000097A4DF85B47AE4BCA4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6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95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style:paragraph-properties fo:margin-top="0cm" fo:margin-bottom="0.152cm"/>
    </style:style>
    <style:style style:name="P4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7" style:family="paragraph">
      <loext:graphic-properties draw:fill="none" draw:fill-color="#ffffff"/>
      <style:text-properties fo:font-size="13pt" style:font-size-asian="15pt" style:font-size-complex="15pt"/>
    </style:style>
    <style:style style:name="P8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 style:writing-mode="lr-tb"/>
      <style:text-properties fo:font-size="10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4.5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08cm" svg:height="2.274cm" svg:x="1cm" svg:y="1cm">
          <draw:text-box>
            <text:p text:style-name="P3"><text:span text:style-name="T2">Conceptual View</text:span></text:p>
            <text:p text:style-name="P3"><text:span text:style-name="T3">Title</text:span></text:p>
            <text:p text:style-name="P3"><text:span text:style-name="T2">00-Mon-2023 v1.0.0</text:span></text:p>
          </draw:text-box>
        </draw:frame>
        <draw:frame draw:style-name="gr3" draw:text-style-name="P6" draw:layer="layout" svg:width="0.953cm" svg:height="0.953cm" svg:x="14.017cm" svg:y="0.999cm">
          <draw:image xlink:href="Pictures/1000026D00000DE200000DE2B8D2CF2A2700ADE0.svg" xlink:type="simple" xlink:show="embed" xlink:actuate="onLoad" draw:mime-type="image/svg+xml">
            <text:p text:style-name="P5"><text:span text:style-name="T4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4" draw:text-style-name="P7" draw:layer="layout" svg:width="1.395cm" svg:height="0.725cm" svg:x="3.503cm" svg:y="4.557cm">
          <draw:text-box>
            <text:p><text:span text:style-name="T5">User</text:span></text:p>
          </draw:text-box>
        </draw:frame>
        <draw:frame draw:style-name="gr5" draw:text-style-name="P7" draw:layer="layout" svg:width="2.204cm" svg:height="0.763cm" svg:x="6.416cm" svg:y="4.557cm">
          <draw:text-box>
            <text:p><text:span text:style-name="T6">Channel</text:span></text:p>
          </draw:text-box>
        </draw:frame>
        <draw:custom-shape draw:style-name="gr6" draw:text-style-name="P8" draw:layer="layout" svg:width="5.08cm" svg:height="13.382cm" svg:x="14.652cm" svg:y="4.51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13.382cm" svg:x="20.05cm" svg:y="4.51cm">
          <text:p text:style-name="P9"><text:span text:style-name="T7">Back End Resour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587cm" svg:height="1.322cm" svg:x="20.368cm" svg:y="1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9">
          <draw:frame draw:style-name="gr10" draw:text-style-name="P11" draw:layer="layout" svg:width="1.305cm" svg:height="1.305cm" svg:x="18.604cm" svg:y="1.00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1" draw:text-style-name="P13" draw:layer="layout" svg:width="1.587cm" svg:height="1.322cm" svg:x="18.463cm" svg:y="1cm">
            <text:p text:style-name="P12"><text:span text:style-name="T4">App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5" draw:layer="layout" svg:width="3.175cm" svg:height="1.27cm" svg:x="23.542cm" svg:y="1cm">
          <text:p text:style-name="P14"><text:span text:style-name="T8">Component</text:span></text:p>
          <draw:enhanced-geometry svg:viewBox="0 0 21600 21600" draw:type="rectangle" draw:enhanced-path="M 0 0 L 21600 0 21600 21600 0 21600 0 0 Z N"/>
        </draw:custom-shape>
        <draw:g draw:style-name="gr9">
          <draw:frame draw:style-name="gr13" draw:text-style-name="P11" draw:layer="layout" svg:width="1.091cm" svg:height="1.091cm" svg:x="16.806cm" svg:y="1.116cm">
            <draw:image xlink:href="Pictures/1000099E00000DE200000DE29B83FC9659A995F6.svg" xlink:type="simple" xlink:show="embed" xlink:actuate="onLoad" draw:mime-type="image/svg+xml">
              <text:p/>
            </draw:image>
            <draw:image xlink:href="Pictures/100000010000009700000097032BC056E52D325D.png" xlink:type="simple" xlink:show="embed" xlink:actuate="onLoad" draw:mime-type="image/png"/>
          </draw:frame>
          <draw:custom-shape draw:style-name="gr8" draw:text-style-name="P11" draw:layer="layout" svg:width="1.587cm" svg:height="1.322cm" svg:x="16.558cm" svg:y="1cm">
            <draw:glue-point draw:id="4" svg:x="3.005cm" svg:y="4.296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20T13:19:35.726819436</dc:date>
    <meta:editing-duration>PT16H53M41S</meta:editing-duration>
    <meta:editing-cycles>7</meta:editing-cycles>
    <meta:generator>LibreOffice/7.6.2.1$MacOSX_AARCH64 LibreOffice_project/56f7684011345957bbf33a7ee678afaf4d2ba333</meta:generator>
    <meta:document-statistic meta:object-count="15"/>
  </office:meta>
</office:document-meta>
</file>